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13739" style:font-name="Fira Sans" fo:font-size="6.40000009536743pt" fo:language="none" fo:country="none" style:font-name-asian="Fira Sans" style:font-size-asian="6.40000009536743pt" style:language-asian="none" style:country-asian="none" style:font-name-complex="Fira Sans" style:font-size-complex="6.40000009536743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0.27mm" svg:y="50.68mm">
            <loext:p draw:notify-on-update-of-ranges="Sheet1.C2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formula="of:=RAND()" office:value-type="float" office:value="0.431764791990544" calcext:value-type="float">
            <text:p>0.431764792</text:p>
          </table:table-cell>
          <table:table-cell table:formula="of:=COM.MICROSOFT.EXPON.DIST([.A2]; 1/20.5; FALSE())" office:value-type="float" office:value="0.0477638317753147" calcext:value-type="float">
            <text:p>0.0477638318</text:p>
          </table:table-cell>
          <table:table-cell table:formula="of:=COM.MICROSOFT.EXPON.DIST([.A2]; 1/20.5; FALSE())" office:value-type="float" office:value="0.0477638317753147" calcext:value-type="float">
            <text:p>0.0477638318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RAND()" office:value-type="float" office:value="0.72599651816592" calcext:value-type="float">
            <text:p>0.7259965182</text:p>
          </table:table-cell>
          <table:table-cell table:formula="of:=COM.MICROSOFT.EXPON.DIST([.A3]; 1/20.5; FALSE())" office:value-type="float" office:value="0.0470831848882244" calcext:value-type="float">
            <text:p>0.0470831849</text:p>
          </table:table-cell>
          <table:table-cell table:formula="of:=IF([.A3] &lt;= 0.41; 0.41*[.C2]; 1+0.41*([.C2] - 1) + [.B3])" office:value-type="float" office:value="0.656666355916103" calcext:value-type="float">
            <text:p>0.6566663559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RAND()" office:value-type="float" office:value="0.382323080315047" calcext:value-type="float">
            <text:p>0.3823230803</text:p>
          </table:table-cell>
          <table:table-cell table:formula="of:=COM.MICROSOFT.EXPON.DIST([.A4]; 1/20.5; FALSE())" office:value-type="float" office:value="0.0478791671725245" calcext:value-type="float">
            <text:p>0.0478791672</text:p>
          </table:table-cell>
          <table:table-cell table:formula="of:=IF([.A4] &lt;= 0.41; 0.41*[.C3]; 1+0.41*([.C3] - 1) + [.B4])" office:value-type="float" office:value="0.269233205925602" calcext:value-type="float">
            <text:p>0.2692332059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RAND()" office:value-type="float" office:value="0.466485274460792" calcext:value-type="float">
            <text:p>0.4664852745</text:p>
          </table:table-cell>
          <table:table-cell table:formula="of:=COM.MICROSOFT.EXPON.DIST([.A5]; 1/20.5; FALSE())" office:value-type="float" office:value="0.0476830034977842" calcext:value-type="float">
            <text:p>0.0476830035</text:p>
          </table:table-cell>
          <table:table-cell table:formula="of:=IF([.A5] &lt;= 0.41; 0.41*[.C4]; 1+0.41*([.C4] - 1) + [.B5])" office:value-type="float" office:value="0.748068617927281" calcext:value-type="float">
            <text:p>0.7480686179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RAND()" office:value-type="float" office:value="0.20270823367573" calcext:value-type="float">
            <text:p>0.2027082337</text:p>
          </table:table-cell>
          <table:table-cell table:formula="of:=COM.MICROSOFT.EXPON.DIST([.A6]; 1/20.5; FALSE())" office:value-type="float" office:value="0.0483005132220313" calcext:value-type="float">
            <text:p>0.0483005132</text:p>
          </table:table-cell>
          <table:table-cell table:formula="of:=IF([.A6] &lt;= 0.41; 0.41*[.C5]; 1+0.41*([.C5] - 1) + [.B6])" office:value-type="float" office:value="0.306708133350185" calcext:value-type="float">
            <text:p>0.3067081334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RAND()" office:value-type="float" office:value="0.415911292756885" calcext:value-type="float">
            <text:p>0.4159112928</text:p>
          </table:table-cell>
          <table:table-cell table:formula="of:=COM.MICROSOFT.EXPON.DIST([.A7]; 1/20.5; FALSE())" office:value-type="float" office:value="0.0478007838115211" calcext:value-type="float">
            <text:p>0.0478007838</text:p>
          </table:table-cell>
          <table:table-cell table:formula="of:=IF([.A7] &lt;= 0.41; 0.41*[.C6]; 1+0.41*([.C6] - 1) + [.B7])" office:value-type="float" office:value="0.763551118485097" calcext:value-type="float">
            <text:p>0.7635511185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RAND()" office:value-type="float" office:value="0.310150227220019" calcext:value-type="float">
            <text:p>0.3101502272</text:p>
          </table:table-cell>
          <table:table-cell table:formula="of:=COM.MICROSOFT.EXPON.DIST([.A8]; 1/20.5; FALSE())" office:value-type="float" office:value="0.0480480289354856" calcext:value-type="float">
            <text:p>0.0480480289</text:p>
          </table:table-cell>
          <table:table-cell table:formula="of:=IF([.A8] &lt;= 0.41; 0.41*[.C7]; 1+0.41*([.C7] - 1) + [.B8])" office:value-type="float" office:value="0.31305595857889" calcext:value-type="float">
            <text:p>0.3130559586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RAND()" office:value-type="float" office:value="0.666215922671162" calcext:value-type="float">
            <text:p>0.6662159227</text:p>
          </table:table-cell>
          <table:table-cell table:formula="of:=COM.MICROSOFT.EXPON.DIST([.A9]; 1/20.5; FALSE())" office:value-type="float" office:value="0.0472206858041369" calcext:value-type="float">
            <text:p>0.0472206858</text:p>
          </table:table-cell>
          <table:table-cell table:formula="of:=IF([.A9] &lt;= 0.41; 0.41*[.C8]; 1+0.41*([.C8] - 1) + [.B9])" office:value-type="float" office:value="0.765573628821482" calcext:value-type="float">
            <text:p>0.7655736288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RAND()" office:value-type="float" office:value="0.249891776311963" calcext:value-type="float">
            <text:p>0.2498917763</text:p>
          </table:table-cell>
          <table:table-cell table:formula="of:=COM.MICROSOFT.EXPON.DIST([.A10]; 1/20.5; FALSE())" office:value-type="float" office:value="0.0481894708496517" calcext:value-type="float">
            <text:p>0.0481894708</text:p>
          </table:table-cell>
          <table:table-cell table:formula="of:=IF([.A10] &lt;= 0.41; 0.41*[.C9]; 1+0.41*([.C9] - 1) + [.B10])" office:value-type="float" office:value="0.313885187816807" calcext:value-type="float">
            <text:p>0.3138851878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RAND()" office:value-type="float" office:value="0.580845376919602" calcext:value-type="float">
            <text:p>0.5808453769</text:p>
          </table:table-cell>
          <table:table-cell table:formula="of:=COM.MICROSOFT.EXPON.DIST([.A11]; 1/20.5; FALSE())" office:value-type="float" office:value="0.0474177424527503" calcext:value-type="float">
            <text:p>0.0474177425</text:p>
          </table:table-cell>
          <table:table-cell table:formula="of:=IF([.A11] &lt;= 0.41; 0.41*[.C10]; 1+0.41*([.C10] - 1) + [.B11])" office:value-type="float" office:value="0.766110669457641" calcext:value-type="float">
            <text:p>0.7661106695</text:p>
          </table:table-cell>
          <table:table-cell table:number-columns-repeated="2"/>
          <table:table-cell table:style-name="Default" table:formula="of:=SUM([.F12:.F31]) / 20" office:value-type="float" office:value="20.05" calcext:value-type="float">
            <text:p>20.05</text:p>
          </table:table-cell>
        </table:table-row>
        <table:table-row table:style-name="ro1">
          <table:table-cell table:number-columns-repeated="5"/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0:13:56.399774208</meta:creation-date>
    <dc:date>2015-12-01T10:30:58.809311833</dc:date>
    <meta:editing-duration>PT1M42S</meta:editing-duration>
    <meta:editing-cycles>1</meta:editing-cycles>
    <meta:document-statistic meta:table-count="1" meta:cell-count="51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Histogram of EAR(1)</text:p>
        </chart:title>
        <chart:subtitle svg:x="6.62cm" svg:y="1.275cm" chart:style-name="ch3">
          <text:p>(Bin Width is 2)</text:p>
        </chart:subtitle>
        <chart:plot-area chart:style-name="ch4" table:cell-range-address="Sheet1.C2:Sheet1.C11" svg:x="0.32cm" svg:y="2.138cm" svg:width="15.36cm" svg:height="6.682cm">
          <chartooo:coordinate-region svg:x="1.047cm" svg:y="2.337cm" svg:width="14.633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7638317753147">
                <text:p>0.0477638317753147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6666355916103">
                <text:p>0.656666355916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9233205925602">
                <text:p>0.269233205925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8068617927281">
                <text:p>0.748068617927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6708133350185">
                <text:p>0.306708133350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3551118485097">
                <text:p>0.763551118485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05595857889">
                <text:p>0.31305595857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5573628821482">
                <text:p>0.765573628821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3885187816807">
                <text:p>0.313885187816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110669457641">
                <text:p>0.766110669457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